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ing_20_2">
      <style:paragraph-properties fo:line-height="150%"/>
    </style:style>
    <style:style style:name="P4" style:family="paragraph" style:parent-style-name="Standard">
      <style:text-properties style:font-name="Calibri" fo:font-size="11pt" style:font-size-asian="11pt" style:font-name-complex="Calibri" style:font-size-complex="11pt"/>
    </style:style>
    <style:style style:name="P5" style:family="paragraph" style:parent-style-name="Standard" style:list-style-name="WW8Num4">
      <style:text-properties style:font-name="Calibri" fo:font-size="11pt" officeooo:paragraph-rsid="000aea4f" style:font-size-asian="11pt" style:font-name-complex="Calibri" style:font-size-complex="11pt"/>
    </style:style>
    <style:style style:name="P6" style:family="paragraph" style:parent-style-name="Standard" style:list-style-name="WW8Num4">
      <style:text-properties style:font-name="Calibri" fo:font-size="11pt" officeooo:paragraph-rsid="000c0883" style:font-size-asian="11pt" style:font-name-complex="Calibri" style:font-size-complex="11pt"/>
    </style:style>
    <style:style style:name="P7" style:family="paragraph" style:parent-style-name="Standard" style:list-style-name="WW8Num4">
      <style:text-properties style:font-name="Calibri" fo:font-size="11pt" officeooo:rsid="000632f5" officeooo:paragraph-rsid="000632f5" style:font-size-asian="11pt" style:font-name-complex="Calibri" style:font-size-complex="11pt"/>
    </style:style>
    <style:style style:name="P8" style:family="paragraph" style:parent-style-name="Standard" style:list-style-name="WW8Num4">
      <style:text-properties style:font-name="Calibri" fo:font-size="11pt" officeooo:rsid="0007ea3c" officeooo:paragraph-rsid="0007ea3c" style:font-size-asian="11pt" style:font-name-complex="Calibri" style:font-size-complex="11pt"/>
    </style:style>
    <style:style style:name="P9" style:family="paragraph" style:parent-style-name="Standard" style:list-style-name="WW8Num4">
      <style:text-properties style:font-name="Calibri" fo:font-size="11pt" officeooo:rsid="0007f6f3" officeooo:paragraph-rsid="0007f6f3" style:font-size-asian="11pt" style:font-name-complex="Calibri" style:font-size-complex="11pt"/>
    </style:style>
    <style:style style:name="P10" style:family="paragraph" style:parent-style-name="Standard" style:list-style-name="WW8Num4">
      <style:text-properties style:font-name="Calibri" fo:font-size="11pt" officeooo:rsid="00082d21" officeooo:paragraph-rsid="00082d21" style:font-size-asian="11pt" style:font-name-complex="Calibri" style:font-size-complex="11pt"/>
    </style:style>
    <style:style style:name="P11" style:family="paragraph" style:parent-style-name="Standard" style:list-style-name="WW8Num4">
      <style:text-properties style:font-name="Calibri" fo:font-size="11pt" officeooo:rsid="0008783b" officeooo:paragraph-rsid="0008783b" style:font-size-asian="11pt" style:font-name-complex="Calibri" style:font-size-complex="11pt"/>
    </style:style>
    <style:style style:name="P12" style:family="paragraph" style:parent-style-name="Standard" style:list-style-name="WW8Num4">
      <style:text-properties style:font-name="Calibri" fo:font-size="11pt" officeooo:rsid="0009068e" officeooo:paragraph-rsid="0009068e" style:font-size-asian="11pt" style:font-name-complex="Calibri" style:font-size-complex="11pt"/>
    </style:style>
    <style:style style:name="P13" style:family="paragraph" style:parent-style-name="Standard" style:list-style-name="WW8Num4">
      <style:text-properties style:font-name="Calibri" fo:font-size="11pt" officeooo:rsid="00090f10" officeooo:paragraph-rsid="00090f10" style:font-size-asian="11pt" style:font-name-complex="Calibri" style:font-size-complex="11pt"/>
    </style:style>
    <style:style style:name="P14" style:family="paragraph" style:parent-style-name="Standard" style:list-style-name="WW8Num4">
      <style:text-properties style:font-name="Calibri" fo:font-size="11pt" officeooo:rsid="000aae01" officeooo:paragraph-rsid="000aae01" style:font-size-asian="11pt" style:font-name-complex="Calibri" style:font-size-complex="11pt"/>
    </style:style>
    <style:style style:name="P15" style:family="paragraph" style:parent-style-name="Standard" style:list-style-name="WW8Num4">
      <style:text-properties style:font-name="Calibri" fo:font-size="11pt" officeooo:rsid="000aea4f" officeooo:paragraph-rsid="000aea4f" style:font-size-asian="11pt" style:font-name-complex="Calibri" style:font-size-complex="11pt"/>
    </style:style>
    <style:style style:name="P16" style:family="paragraph" style:parent-style-name="Standard" style:list-style-name="WW8Num4">
      <style:text-properties style:font-name="Calibri" fo:font-size="11pt" officeooo:rsid="000c0883" officeooo:paragraph-rsid="000c0883" style:font-size-asian="11pt" style:font-name-complex="Calibri" style:font-size-complex="11pt"/>
    </style:style>
    <style:style style:name="P17" style:family="paragraph" style:parent-style-name="Standard" style:list-style-name="WW8Num4">
      <style:text-properties style:font-name="Calibri" fo:font-size="11pt" officeooo:rsid="000c0883" officeooo:paragraph-rsid="000d570c" style:font-size-asian="11pt" style:font-name-complex="Calibri" style:font-size-complex="11pt"/>
    </style:style>
    <style:style style:name="P18" style:family="paragraph" style:parent-style-name="Standard">
      <style:text-properties style:font-name="Calibri" fo:font-size="11pt" officeooo:paragraph-rsid="000aea4f" style:font-size-asian="11pt" style:font-name-complex="Calibri" style:font-size-complex="11pt"/>
    </style:style>
    <style:style style:name="P19" style:family="paragraph" style:parent-style-name="Standard" style:list-style-name="WW8Num4">
      <style:text-properties style:font-name="Calibri" fo:font-size="11pt" officeooo:rsid="000d570c" officeooo:paragraph-rsid="000d570c" style:font-size-asian="11pt" style:font-name-complex="Calibri" style:font-size-complex="11pt"/>
    </style:style>
    <style:style style:name="P20" style:family="paragraph" style:parent-style-name="Standard">
      <style:text-properties style:font-name="Calibri" fo:font-size="11pt" officeooo:rsid="000d570c" officeooo:paragraph-rsid="000d570c" style:font-size-asian="11pt" style:font-name-complex="Calibri" style:font-size-complex="11pt"/>
    </style:style>
    <style:style style:name="P21" style:family="paragraph" style:parent-style-name="Standard" style:list-style-name="WW8Num4">
      <style:text-properties style:font-name="Calibri" fo:font-size="11pt" officeooo:rsid="00116015" officeooo:paragraph-rsid="00116015" style:font-size-asian="11pt" style:font-name-complex="Calibri" style:font-size-complex="11pt"/>
    </style:style>
    <style:style style:name="P22" style:family="paragraph" style:parent-style-name="Standard">
      <style:text-properties style:font-name="Calibri" fo:font-size="11pt" fo:font-weight="bold" style:font-size-asian="11pt" style:font-weight-asian="bold" style:font-name-complex="Calibri" style:font-size-complex="11pt"/>
    </style:style>
    <style:style style:name="P23" style:family="paragraph" style:parent-style-name="Standard" style:list-style-name="WW8Num4">
      <style:text-properties style:font-name="Calibri" fo:font-size="11pt" style:text-underline-style="none" officeooo:rsid="000aea4f" officeooo:paragraph-rsid="000aea4f" style:font-size-asian="11pt" style:font-name-complex="Calibri" style:font-size-complex="11pt"/>
    </style:style>
    <style:style style:name="P24" style:family="paragraph" style:parent-style-name="Standard">
      <style:paragraph-properties fo:margin-left="0.25in" fo:margin-right="0in" fo:text-indent="-0.25in" style:auto-text-indent="false"/>
      <style:text-properties style:font-name="Calibri" fo:font-size="11pt" style:font-size-asian="11pt" style:font-name-complex="Calibri" style:font-size-complex="11pt"/>
    </style:style>
    <style:style style:name="P25" style:family="paragraph" style:parent-style-name="Standard" style:master-page-name="Standard">
      <style:paragraph-properties style:page-number="auto"/>
      <style:text-properties style:font-name="Calibri" fo:font-size="11pt" style:font-size-asian="11pt" style:font-name-complex="Calibri" style:font-size-complex="11pt"/>
    </style:style>
    <style:style style:name="P26" style:family="paragraph" style:parent-style-name="Heading_20_1">
      <style:text-properties style:font-name="Calibri" fo:font-size="11pt" style:font-size-asian="11pt" style:font-name-complex="Calibri" style:font-size-complex="11pt"/>
    </style:style>
    <style:style style:name="P27" style:family="paragraph" style:parent-style-name="Heading_20_1">
      <style:text-properties style:font-name="Calibri" fo:font-size="11pt" style:text-underline-style="solid" style:text-underline-width="auto" style:text-underline-color="font-color" style:font-size-asian="11pt" style:font-name-complex="Calibri" style:font-size-complex="11pt"/>
    </style:style>
    <style:style style:name="P28" style:family="paragraph" style:parent-style-name="Heading_20_1" style:list-style-name="">
      <style:paragraph-properties fo:orphans="2" fo:widows="2"/>
    </style:style>
    <style:style style:name="P29" style:family="paragraph" style:parent-style-name="Heading_20_1">
      <style:paragraph-properties fo:break-before="page"/>
    </style:style>
    <style:style style:name="T1" style:family="text">
      <style:text-properties style:font-name="Calibri" fo:font-size="11pt" style:font-size-asian="11pt" style:font-name-complex="Calibri" style:font-size-complex="11pt"/>
    </style:style>
    <style:style style:name="T2" style:family="text">
      <style:text-properties style:font-name="Calibri" fo:font-size="11pt" style:text-underline-style="solid" style:text-underline-width="auto" style:text-underline-color="font-color" style:font-size-asian="11pt" style:font-name-complex="Calibri" style:font-size-complex="11pt"/>
    </style:style>
    <style:style style:name="T3" style:family="text">
      <style:text-properties style:font-name="Calibri" fo:font-size="11pt" style:text-underline-style="solid" style:text-underline-width="auto" style:text-underline-color="font-color" fo:font-weight="normal" style:font-size-asian="11pt" style:font-weight-asian="normal" style:font-name-complex="Calibri" style:font-size-complex="11pt"/>
    </style:style>
    <style:style style:name="T4" style:family="text">
      <style:text-properties style:font-name="Calibri" fo:font-size="11pt" style:text-underline-style="solid" style:text-underline-width="auto" style:text-underline-color="font-color" fo:font-weight="normal" style:font-size-asian="11pt" style:font-weight-asian="normal" style:font-name-complex="Calibri" style:font-size-complex="11pt" style:font-style-complex="italic"/>
    </style:style>
    <style:style style:name="T5" style:family="text">
      <style:text-properties style:font-name="Calibri" style:font-name-asian="Calibri" style:font-name-complex="Calibri" style:font-size-complex="16pt"/>
    </style:style>
    <style:style style:name="T6" style:family="text">
      <style:text-properties style:font-name="Arial Rounded MT Bold" fo:font-size="14pt" style:font-size-asian="14pt" style:font-name-complex="Calibri" style:font-size-complex="14pt"/>
    </style:style>
    <style:style style:name="T7" style:family="text">
      <style:text-properties style:font-name="Arial Rounded MT Bold" fo:font-size="12pt" fo:font-weight="normal" style:font-size-asian="12pt" style:font-weight-asian="normal" style:font-name-complex="Calibri" style:font-size-complex="12pt"/>
    </style:style>
    <style:style style:name="T8" style:family="text">
      <style:text-properties style:font-name="Arial Rounded MT Bold" fo:font-size="12pt" style:text-underline-style="solid" style:text-underline-width="auto" style:text-underline-color="font-color" fo:font-weight="normal" officeooo:rsid="000632f5" style:font-size-asian="12pt" style:font-weight-asian="normal" style:font-name-complex="Calibri" style:font-size-complex="12pt"/>
    </style:style>
    <style:style style:name="T9" style:family="text">
      <style:text-properties officeooo:rsid="000632f5"/>
    </style:style>
    <style:style style:name="T10" style:family="text">
      <style:text-properties officeooo:rsid="0008783b"/>
    </style:style>
    <style:style style:name="T11" style:family="text">
      <style:text-properties officeooo:rsid="0009068e"/>
    </style:style>
    <style:style style:name="T12" style:family="text">
      <style:text-properties officeooo:rsid="000aae01"/>
    </style:style>
    <style:style style:name="T13" style:family="text">
      <style:text-properties officeooo:rsid="000aea4f"/>
    </style:style>
    <style:style style:name="T14" style:family="text">
      <style:text-properties officeooo:rsid="000c0883"/>
    </style:style>
    <style:style style:name="T15" style:family="text">
      <style:text-properties officeooo:rsid="000d570c"/>
    </style:style>
    <style:style style:name="T16" style:family="text">
      <style:text-properties officeooo:rsid="001107fe"/>
    </style:style>
    <style:style style:name="T17" style:family="text">
      <style:text-properties officeooo:rsid="00116015"/>
    </style:style>
    <style:style style:name="T18" style:family="text">
      <style:text-properties officeooo:rsid="0014ba42"/>
    </style:style>
    <style:style style:name="T19" style:family="text"/>
    <style:style style:name="fr1" style:family="graphic" style:parent-style-name="Frame">
      <style:graphic-properties style:wrap="dynamic" style:number-wrapped-paragraphs="1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Date: <text:span text:style-name="T9">09/02/2018</text:span></text:p>
      <text:p text:style-name="P4"/>
      <text:h text:style-name="P3" text:outline-level="2"><text:span text:style-name="T5"><text:s/></text:span><text:span text:style-name="T6">My Two-Page Leadership Map</text:span></text:h>
      <text:h text:style-name="P3" text:outline-level="2"><text:span text:style-name="T7">Name: </text:span><text:span text:style-name="T8">George Bernard</text:span></text:h>
      <text:p text:style-name="P22"/>
      <text:h text:style-name="Heading_20_1" text:outline-level="1"><text:span text:style-name="T2">Life-long Values and Aspirations </text:span></text:h>
      <text:p text:style-name="P1"><text:span text:style-name="T1">List of specific life-long values and aspirations</text:span></text:p>
      <text:list xml:id="list223676860" text:style-name="WW8Num4">
        <text:list-item>
          <text:p text:style-name="P13">Individually, I want to be more like those who I see as ethical and spiritual role models; <text:span text:style-name="T12">I want to be recognized in my field as an expert and resource; I want to achieve as much as I can of my personal potential.</text:span></text:p>
        </text:list-item>
        <text:list-item>
          <text:p text:style-name="P13">Tribally, help my friends and family to be happier and support them in achieving their goals, <text:span text:style-name="T12">build a sense of community and love in my friends and family</text:span></text:p>
        </text:list-item>
        <text:list-item>
          <text:p text:style-name="P14">Globally, to both engage in “effective altruism” and recruit others to the cause of facts based utilitarian charity</text:p>
        </text:list-item>
      </text:list>
      <text:h text:style-name="P26" text:outline-level="1"/>
      <text:h text:style-name="P27" text:outline-level="1">Work Criteria: </text:h>
      <text:p text:style-name="P1"><text:span text:style-name="T1">List of specific characteristics of a “great” job</text:span></text:p>
      <text:list xml:id="list233912339126987" text:continue-numbering="true" text:style-name="WW8Num4">
        <text:list-item>
          <text:p text:style-name="P7">Intellectually Challenging, <text:span text:style-name="T11">to always be learning and applying new knowledge with like minded people</text:span></text:p>
        </text:list-item>
        <text:list-item>
          <text:p text:style-name="P8">Sense of camaraderie and unity of purpose, <text:span text:style-name="T11">to have a fellowship and sense of community with my coworkers</text:span></text:p>
        </text:list-item>
        <text:list-item>
          <text:p text:style-name="P8">Flexible in <text:span text:style-name="T11">when and where I work, so long as I am sufficient in accomplishing my goals, prefer a work life balance</text:span></text:p>
        </text:list-item>
        <text:list-item>
          <text:p text:style-name="P12">Sense of impact of work, that what I do <text:span text:style-name="T17">either</text:span> helps others or enables me to help others.</text:p>
        </text:list-item>
      </text:list>
      <text:p text:style-name="P24"/>
      <text:h text:style-name="Heading_20_1" text:outline-level="1"><text:span text:style-name="T2">Talents and Strengths:</text:span></text:h>
      <text:p text:style-name="P1"><text:span text:style-name="T1">List of specific personal strengths and further development opportunities</text:span></text:p>
      <text:list xml:id="list233912501943109" text:continue-numbering="true" text:style-name="WW8Num4">
        <text:list-item>
          <text:p text:style-name="P8">Raw enthusiasm for learning and personal development <text:span text:style-name="T12">(i.e. excitement for life)</text:span></text:p>
        </text:list-item>
        <text:list-item>
          <text:p text:style-name="P8">Extroversion and genuine interest in the well-being of others.</text:p>
        </text:list-item>
        <text:list-item>
          <text:p text:style-name="P9">Large sense of responsibility for group settings (helping overcome bystander effects)</text:p>
        </text:list-item>
        <text:list-item>
          <text:p text:style-name="P15">Personal resilience to difficulty, enthusiasm in the face of discomfort</text:p>
        </text:list-item>
        <text:list-item>
          <text:p text:style-name="P5"><text:span text:style-name="T13">Gregarious and loud, extremely willing to ask dumb questions (both for my own and <text:s/>shy other’s understandings)</text:span></text:p>
        </text:list-item>
        <text:list-item>
          <text:p text:style-name="P21">Reflectiveness and unbridled willingness to seek critical feedback and surround myself with those willing to challenge me and help me grow</text:p>
        </text:list-item>
      </text:list>
      <text:p text:style-name="P18"/>
      <text:h text:style-name="Heading_20_1" text:outline-level="1"><text:span text:style-name="T2">Weaknesses and Leadership Development Priorities: </text:span></text:h>
      <text:p text:style-name="P1"><text:span text:style-name="T1">List of specific personal weaknesses and development priorities</text:span></text:p>
      <text:list xml:id="list233912193417067" text:continue-numbering="true" text:style-name="WW8Num4">
        <text:list-item>
          <text:p text:style-name="P9">Interpersonal soft skills (e.g. empathy, group dynamic awareness)</text:p>
        </text:list-item>
        <text:list-item>
          <text:p text:style-name="P9">Discipline to pursue goals that don’t itch curiosity (i.e. not fun)</text:p>
        </text:list-item>
        <text:list-item>
          <text:p text:style-name="P15">Shadow side to my volume is that I can unintentionally rollover quieter folks</text:p>
        </text:list-item>
        <text:list-item>
          <text:p text:style-name="P16">Shadows side to my enthusiasm is that need a fuel that is less capricious when handling tasks that are not engaging</text:p>
        </text:list-item>
        <text:list-item>
          <text:p text:style-name="P17">I crave positive attention and <text:span text:style-name="T15">often make group situations about me. I love the sound of my own voice, and need to de-center myself in group settings.</text:span></text:p>
        </text:list-item>
        <text:list-item>
          <text:p text:style-name="P17"><text:span text:style-name="T15">I </text:span>can often neglect my morals to fit in with the crowd or personal friends better</text:p>
        </text:list-item>
      </text:list>
      <text:p text:style-name="P20"/>
      <text:h text:style-name="P26" text:outline-level="1"/>
      <text:h text:style-name="P28" text:outline-level="1"><text:span text:style-name="T2"/></text:h>
      <text:h text:style-name="P29" text:outline-level="1"><text:span text:style-name="T2">Leadership Development Strategies and Specific Goals:</text:span><text:span text:style-name="T4"> </text:span></text:h>
      <text:p text:style-name="P1"><text:span text:style-name="T1">List of specific leadership development strategies and specific goals</text:span></text:p>
      <text:list xml:id="list233912179222509" text:continue-numbering="true" text:style-name="WW8Num4">
        <text:list-item>
          <text:p text:style-name="P9">Within the domain of emotional intelligence:</text:p>
          <text:list>
            <text:list-item>
              <text:p text:style-name="P9">Read more about strategies and profiles from those who excel</text:p>
            </text:list-item>
            <text:list-item>
              <text:p text:style-name="P9">Implement these in my own life</text:p>
            </text:list-item>
          </text:list>
        </text:list-item>
        <text:list-item>
          <text:p text:style-name="P9">Within the domain of physical fitness <text:span text:style-name="T18">and disciplinef</text:span>:</text:p>
          <text:list>
            <text:list-item>
              <text:p text:style-name="P9">Make and keep to a workout schedule. Success is rigorous sustained exercise at least 5 days a week</text:p>
            </text:list-item>
            <text:list-item>
              <text:p text:style-name="P10">Journal dietary habits. Success is first keeping honest account of eating habits, second is planning and maintaining indefinitely a diet of at most 2400 calories a day.</text:p>
            </text:list-item>
          </text:list>
        </text:list-item>
      </text:list>
      <text:h text:style-name="P26" text:outline-level="1"/>
      <text:h text:style-name="Heading_20_1" text:outline-level="1"><text:span text:style-name="T2">One-Year Personal and Professional Goals: </text:span></text:h>
      <text:p text:style-name="P1"><text:span text:style-name="T1">List of specific, important one-year personal and professional goals</text:span></text:p>
      <text:list xml:id="list233913202953662" text:continue-numbering="true" text:style-name="WW8Num4">
        <text:list-item>
          <text:p text:style-name="P8">Master my craft <text:span text:style-name="T10">at my work beginning in the spring</text:span></text:p>
        </text:list-item>
        <text:list-item>
          <text:p text:style-name="P11">Seize my last semester at Duke:</text:p>
          <text:list>
            <text:list-item>
              <text:p text:style-name="P11">Push the limits of my ability to self-teach in unstructured learning</text:p>
            </text:list-item>
            <text:list-item>
              <text:p text:style-name="P11">Spend a great deal of time with my friends (both those current students as well as graduated friends still in the area)</text:p>
            </text:list-item>
          </text:list>
        </text:list-item>
        <text:list-item>
          <text:p text:style-name="P11">Perhaps begin an online masters after settling into my full time employment to keep up education <text:span text:style-name="T16">and professional development</text:span></text:p>
        </text:list-item>
      </text:list>
      <text:h text:style-name="P26" text:outline-level="1"/>
      <text:h text:style-name="Heading_20_1" text:outline-level="1"><text:span text:style-name="T2">Big Question(s)</text:span></text:h>
      <text:list xml:id="list233913116783638" text:continue-numbering="true" text:style-name="WW8Num4">
        <text:list-item>
          <text:p text:style-name="P23">How do I lay down roots in my future community and promote the bonds of family and friendship?</text:p>
        </text:list-item>
        <text:list-item>
          <text:p text:style-name="P15">How do I utilize my means as a citizen of the first world to most efficiently and maximally help those who did not win the birth lottery?</text:p>
        </text:list-item>
        <text:list-item>
          <text:p text:style-name="P6"><text:span text:style-name="T14">How do I help the people around me to feel safe and loved?</text:span></text:p>
        </text:list-item>
        <text:list-item>
          <text:p text:style-name="P19">What is a fulfilling life for me?</text:p>
        </text:list-item>
        <text:list-item>
          <text:p text:style-name="P19">When I die, will I be happy with my path in life or regret at my failing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Helvetica" fo:font-family="Helvetica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16pt" fo:font-weight="bold" style:font-size-asian="16pt" style:font-weight-asian="bold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5in" fo:page-height="11in" style:num-format="1" style:print-orientation="portrait" fo:margin-top="0.3264in" fo:margin-bottom="0.3264in" fo:margin-left="0.3264in" fo:margin-right="0.3264in" fo:border="0.51pt solid #000000" fo:padding-top="0.1665in" fo:padding-bottom="0.1665in" fo:padding-left="0.6665in" fo:padding-right="0.666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rame1" text:anchor-type="paragraph" svg:x="3.8508in" svg:y="0.0008in" svg:width="0.4in" draw:z-index="0"><draw:text-box fo:min-height="0.0228in"><text:p text:style-name="MP1"><text:span text:style-name="Page_20_Number"><text:page-number text:select-page="current">2</text:page-number>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B-One Page</dc:title>
    <dc:subject/>
    <meta:keyword/>
    <meta:initial-creator>Tony Brown</meta:initial-creator>
    <meta:creation-date>2002-11-19T17:13:00</meta:creation-date>
    <dc:date>2018-09-02T23:39:11.446873087</dc:date>
    <meta:print-date>2018-08-30T13:56:00</meta:print-date>
    <meta:editing-cycles>25</meta:editing-cycles>
    <meta:editing-duration>PT50M1S</meta:editing-duration>
    <meta:generator>LibreOffice/6.0.3.2$Linux_X86_64 LibreOffice_project/00m0$Build-2</meta:generator>
    <meta:document-statistic meta:table-count="0" meta:image-count="0" meta:object-count="0" meta:page-count="2" meta:paragraph-count="52" meta:word-count="683" meta:character-count="3935" meta:non-whitespace-character-count="3332"/>
  </office:meta>
</office:document-meta>
</file>